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ulka2.D1" style:family="table-cell">
      <style:table-cell-properties style:vertical-align="middle" fo:padding="0.049cm" fo:border="0.05pt solid #000000"/>
    </style:style>
    <style:style style:name="Tabulk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ulka2.B2" style:family="table-cell">
      <style:table-cell-properties style:vertical-align="middle" fo:padding-left="0.049cm" fo:padding-right="0.6cm" fo:padding-top="0.049cm" fo:padding-bottom="0.049cm" fo:border-left="0.05pt solid #000000" fo:border-right="none" fo:border-top="none" fo:border-bottom="0.05pt solid #000000"/>
    </style:style>
    <style:style style:name="Tabulka2.D2" style:family="table-cell" style:data-style-name="N0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ulka2.3" style:family="table-row">
      <style:table-row-properties style:min-row-height="0.6cm"/>
    </style:style>
    <style:style style:name="Tabulka2.D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12.799cm" style:rel-column-width="65535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4" style:family="paragraph" style:parent-style-name="Table_20_Contents">
      <style:paragraph-properties fo:text-align="end" style:justify-single-word="false"/>
      <style:text-properties style:text-line-through-style="none" style:font-name="Century Schoolbook L"/>
    </style:style>
    <style:style style:name="P5" style:family="paragraph" style:parent-style-name="Table_20_Contents">
      <style:paragraph-properties fo:text-align="center" style:justify-single-word="false"/>
      <style:text-properties style:text-line-through-style="none" style:font-name="Century Schoolbook 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7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8" style:family="paragraph" style:parent-style-name="Text_20_body">
      <style:paragraph-properties fo:line-height="100%" fo:text-align="start" style:justify-single-word="false"/>
    </style:style>
    <style:style style:name="P9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Century Schoolbook L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entury Schoolbook 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Heading_20_3">
      <style:text-properties style:font-name="Century Schoolbook L" fo:font-size="12pt" style:font-size-asian="12pt" style:font-size-complex="12pt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7">Žonglování v Ulitě</text:p>
      <text:p text:style-name="P10"/>
      <text:p text:style-name="P8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3"/>
      <text:p text:style-name="P13">Místo konání</text:p>
      <text:p text:style-name="P9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P6">Datum</text:p>
          </table:table-cell>
          <table:table-cell table:style-name="Tabulka2.A1" office:value-type="string">
            <text:p text:style-name="P6">Čas [Hod]</text:p>
          </table:table-cell>
          <table:table-cell table:style-name="Tabulka2.D1" office:value-type="string">
            <text:p text:style-name="P6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4">5. 2. 2012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 table:style-name="Tabulka2.3"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4">26. 2. 2012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5">Neděle</text:p>
          </table:table-cell>
          <table:table-cell table:style-name="Tabulka2.B2" office:value-type="string">
            <text:p text:style-name="P4">18. 3. 2012</text:p>
          </table:table-cell>
          <table:table-cell table:style-name="Tabulka2.A2" office:value-type="string">
            <text:p text:style-name="P2">15 - 19</text:p>
          </table:table-cell>
          <table:table-cell table:style-name="Tabulka2.D4" office:value-type="string">
            <text:p text:style-name="P5">50</text:p>
          </table:table-cell>
        </table:table-row>
      </table:table>
      <text:p text:style-name="P11"><draw:frame draw:style-name="fr2" draw:name="obrázky4" text:anchor-type="paragraph" svg:x="4.66cm" svg:y="0.27cm" svg:width="3.341cm" svg:height="2cm" draw:z-index="3"><draw:image xlink:href="../ulita-bw.png" xlink:type="simple" xlink:show="embed" xlink:actuate="onLoad"/></draw:frame></text:p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3"/>
            <text:p text:style-name="P3"/>
          </table:table-cell>
        </table:table-row>
      </table:table>
      <text:p text:style-name="P12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12T17:41:10</meta:creation-date>
    <dc:date>2012-02-05T13:03:18</dc:date>
    <meta:editing-duration>PT1H46M22S</meta:editing-duration>
    <meta:editing-cycles>34</meta:editing-cycles>
    <meta:generator>LibreOffice/3.4$Linux LibreOffice_project/340m1$Build-402</meta:generator>
    <meta:document-statistic meta:table-count="3" meta:image-count="4" meta:object-count="0" meta:page-count="1" meta:paragraph-count="22" meta:word-count="79" meta:character-count="411" meta:non-whitespace-character-count="353"/>
    <meta:user-defined meta:name="Informace 1"/>
    <meta:user-defined meta:name="Informace 2"/>
    <meta:user-defined meta:name="Informace 3"/>
    <meta:user-defined meta:name="Informace 4"/>
  </office:meta>
</office:document-meta>
</file>